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997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798cm"/>
    </style:style>
    <style:style style:name="Table1.C" style:family="table-column">
      <style:table-column-properties style:column-width="5.609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d214"/>
    </style:style>
    <style:style style:name="P2" style:family="paragraph" style:parent-style-name="Standard">
      <style:text-properties fo:font-size="14pt" officeooo:rsid="001ed214" officeooo:paragraph-rsid="001ed214" style:font-size-asian="14pt" style:font-size-complex="14pt"/>
    </style:style>
    <style:style style:name="P3" style:family="paragraph" style:parent-style-name="Standard">
      <style:text-properties fo:font-size="14pt" fo:font-weight="bold" officeooo:rsid="001fe3c4" officeooo:paragraph-rsid="001fe3c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06bdd" officeooo:paragraph-rsid="00206bd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normal" officeooo:rsid="001fe3c4" officeooo:paragraph-rsid="001fe3c4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1fe3c4" officeooo:paragraph-rsid="001fe3c4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2pt" fo:font-weight="bold" officeooo:rsid="00206bdd" officeooo:paragraph-rsid="00206bd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4pt" officeooo:rsid="001fe3c4" officeooo:paragraph-rsid="001fe3c4" style:font-size-asian="14pt" style:font-size-complex="14pt"/>
    </style:style>
    <style:style style:name="P9" style:family="paragraph" style:parent-style-name="Table_20_Contents">
      <style:text-properties fo:font-size="13pt" officeooo:rsid="001fe3c4" officeooo:paragraph-rsid="001fe3c4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3c4" style:font-weight-asian="bold" style:font-weight-complex="bold"/>
    </style:style>
    <style:style style:name="T3" style:family="text">
      <style:text-properties fo:font-size="26pt" fo:font-weight="bold" officeooo:rsid="001ed214" style:font-size-asian="26pt" style:font-weight-asian="bold" style:font-size-complex="2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6bdd"/>
    </style:style>
    <style:style style:name="T6" style:family="text">
      <style:text-properties fo:font-size="14pt" fo:font-weight="bold" officeooo:rsid="001ed214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text:span text:style-name="T3">RESUME</text:span></text:p>
      <text:p text:style-name="P1"><text:span text:style-name="T6">Arya Praveen</text:span></text:p>
      <text:p text:style-name="P2"><text:span text:style-name="T1">pin : 683512</text:span></text:p>
      <text:p text:style-name="P2"><text:span text:style-name="T1">email </text:span><text:a xlink:type="simple" xlink:href="mailto:aryapraveen22444@gmail.com" text:style-name="Internet_20_link" text:visited-style-name="Visited_20_Internet_20_Link"><text:span text:style-name="T1">aryapraveen22444@gmail.com</text:span></text:a></text:p>
      <text:p text:style-name="P2"><text:span text:style-name="T1"/></text:p>
      <text:p text:style-name="P2"><text:span text:style-name="T1"><text:s text:c="17"/>Career objective</text:span></text:p>
      <text:p text:style-name="P2"><text:span text:style-name="T1"/></text:p>
      <text:p text:style-name="P2"><text:span text:style-name="T1"><text:s text:c="20"/></text:span><text:span text:style-name="T4">To seek a position in your company</text:span></text:p>
      <text:p text:style-name="P2"><text:span text:style-name="T1"/></text:p>
      <text:p text:style-name="P2"><text:span text:style-name="T1"><text:s text:c="17"/>Education details</text:span></text:p>
      <text:p text:style-name="P2"><text:span text:style-name="T1"><text:s text:c="14"/></text:span></text:p>
      <text:p text:style-name="P2"><text:span text:style-name="T1"><text:s text:c="2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Degree Course</text:p>
          </table:table-cell>
          <table:table-cell table:style-name="Table1.A1" office:value-type="string">
            <text:p text:style-name="P8">University/Boad</text:p>
          </table:table-cell>
          <table:table-cell table:style-name="Table1.A1" office:value-type="string">
            <text:p text:style-name="P8">Institution</text:p>
          </table:table-cell>
          <table:table-cell table:style-name="Table1.A1" office:value-type="string">
            <text:p text:style-name="P8">Year of passing</text:p>
          </table:table-cell>
          <table:table-cell table:style-name="Table1.E1" office:value-type="string">
            <text:p text:style-name="P8">Percentage Mark</text:p>
          </table:table-cell>
        </table:table-row>
        <table:table-row>
          <table:table-cell table:style-name="Table1.A2" office:value-type="string">
            <text:p text:style-name="P9">BCA</text:p>
          </table:table-cell>
          <table:table-cell table:style-name="Table1.A2" office:value-type="string">
            <text:p text:style-name="P9">MG University</text:p>
          </table:table-cell>
          <table:table-cell table:style-name="Table1.A2" office:value-type="string">
            <text:p text:style-name="P9">SNGIST </text:p>
            <text:p text:style-name="P9">Arts And Science College</text:p>
            <text:p text:style-name="P9"/>
          </table:table-cell>
          <table:table-cell table:style-name="Table1.A2" office:value-type="string">
            <text:p text:style-name="P8">2019</text:p>
          </table:table-cell>
          <table:table-cell table:style-name="Table1.E2" office:value-type="string">
            <text:p text:style-name="P8">64</text:p>
          </table:table-cell>
        </table:table-row>
        <table:table-row>
          <table:table-cell table:style-name="Table1.A2" office:value-type="string">
            <text:p text:style-name="P9">plusTwo</text:p>
          </table:table-cell>
          <table:table-cell table:style-name="Table1.A2" office:value-type="string">
            <text:p text:style-name="P9">Kerala</text:p>
          </table:table-cell>
          <table:table-cell table:style-name="Table1.A2" office:value-type="string">
            <text:p text:style-name="P9">SNHSS</text:p>
          </table:table-cell>
          <table:table-cell table:style-name="Table1.A2" office:value-type="string">
            <text:p text:style-name="P9">2016</text:p>
          </table:table-cell>
          <table:table-cell table:style-name="Table1.E2" office:value-type="string">
            <text:p text:style-name="P9">72</text:p>
          </table:table-cell>
        </table:table-row>
        <table:table-row>
          <table:table-cell table:style-name="Table1.A2" office:value-type="string">
            <text:p text:style-name="P9">sslc</text:p>
          </table:table-cell>
          <table:table-cell table:style-name="Table1.A2" office:value-type="string">
            <text:p text:style-name="P9">Boad</text:p>
          </table:table-cell>
          <table:table-cell table:style-name="Table1.A2" office:value-type="string">
            <text:p text:style-name="P9">Little hearts</text:p>
          </table:table-cell>
          <table:table-cell table:style-name="Table1.A2" office:value-type="string">
            <text:p text:style-name="P9">2014</text:p>
          </table:table-cell>
          <table:table-cell table:style-name="Table1.E2" office:value-type="string">
            <text:p text:style-name="P9">76</text:p>
          </table:table-cell>
        </table:table-row>
      </table:table>
      <text:p text:style-name="P2"><text:span text:style-name="T1"/></text:p>
      <text:p text:style-name="P2"><text:span text:style-name="T1"><text:s/></text:span><text:span text:style-name="T2">Project</text:span></text:p>
      <text:p text:style-name="P2"><text:span text:style-name="T2"/></text:p>
      <text:p text:style-name="P5">Ceremony directory Management System, Fronted .net ,Backend SQL Server 2008.</text:p>
      <text:p text:style-name="P5">Skill set</text:p>
      <text:p text:style-name="P5">* CPP</text:p>
      <text:p text:style-name="P5">* VB 6.0</text:p>
      <text:p text:style-name="P3">Hobbies</text:p>
      <text:p text:style-name="P3"><text:s/></text:p>
      <text:p text:style-name="P6">* <text:span text:style-name="T4">Dancing</text:span></text:p>
      <text:p text:style-name="P6"><text:span text:style-name="T4">*Cooking</text:span></text:p>
      <text:p text:style-name="P3"><text:span text:style-name="T4"/></text:p>
      <text:p text:style-name="P3">Personal Details</text:p>
      <text:p text:style-name="P5">Annammassery <text:span text:style-name="T5">(</text:span>h<text:span text:style-name="T5">)</text:span></text:p>
      <text:p text:style-name="P5">Karimpadam</text:p>
      <text:p text:style-name="P5">Chendamangalam po</text:p>
      <text:p text:style-name="P5">pin : 683512</text:p>
      <text:p text:style-name="P5">Date of Birth:13-07-1998</text:p>
      <text:p text:style-name="P4"/>
      <text:p text:style-name="P4">Declaration</text:p>
      <text:p text:style-name="P7"><text:span text:style-name="T4">I Hear by declare that all above statment are true according to my knowlege.</text:span></text:p>
      <text:p text:style-name="P7"><text:span text:style-name="T4"><text:s text:c="115"/></text:span></text:p>
      <text:p text:style-name="P7"><text:span text:style-name="T4"><text:s/>Karimpadam</text:span></text:p>
      <text:p text:style-name="P7"><text:span text:style-name="T4">10-02-2020 <text:s text:c="107"/>Arya Praveen</text:span>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3:25.803231028</meta:creation-date>
    <dc:date>2020-02-10T20:39:44.586561177</dc:date>
    <meta:editing-duration>PT8M51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50" meta:word-count="103" meta:character-count="1014" meta:non-whitespace-character-count="588"/>
  </office:meta>
</office:document-meta>
</file>